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19a2cd" officeooo:paragraph-rsid="0019a2cd" style:font-size-asian="14pt" style:font-size-complex="14pt"/>
    </style:style>
    <style:style style:name="T1" style:family="text">
      <style:text-properties officeooo:rsid="001ae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craft Pi Python Project : <text:span text:style-name="T1">N</text:span>ame:___ ___ ___ ___ ___ ___ ___ ___ </text:p>
      <text:p text:style-name="P1">Points - Description</text:p>
      <text:p text:style-name="P1">___ 10 - Hello World Python Minecraft-Pi script to 10.183.13.13</text:p>
      <text:p text:style-name="P1">___ 20 - Each person in the group will create an individaul Minecraft-Pi</text:p>
      <text:p text:style-name="P1"><text:tab/><text:tab/>Python Design (Object)</text:p>
      <text:p text:style-name="P1">___ 40 - Code must have 3 different functions, <text:s/>a def main(): ,</text:p>
      <text:p text:style-name="P1"><text:tab/>and be at least 50 lines of code.</text:p>
      <text:p text:style-name="P1">___ 40 - Code must contain a for loop, while loop and an if condition.</text:p>
      <text:p text:style-name="P1">___ 20 - Object must be dynamically placed in reference to (x,y,z)</text:p>
      <text:p text:style-name="P1"><text:tab/>In other word it can be place anywhere.</text:p>
      <text:p text:style-name="P1">___ 20 - The Object must look like something recongnizable or have a </text:p>
      <text:p text:style-name="P1"><text:tab/>defined function.</text:p>
      <text:p text:style-name="P1">___ 20 - Object must be created in a Minecraft-Pi world remotely using </text:p>
      <text:p text:style-name="P1"><text:tab/><text:tab/>an ip (Example : 10.183.13.13)</text:p>
      <text:p text:style-name="P1">___ 20 - Completed on or before the deadline. 1 week.</text:p>
      <text:p text:style-name="P1">___ 20 - Individaul char.png will be changed using the ~/Desktop/mcpi/</text:p>
      <text:p text:style-name="P1"><text:tab/><text:tab/>Minecraft-Pi modification by CWC.</text:p>
      <text:p text:style-name="P1">___ 10 - All code posted on github.com in a python/mincraft-pi-python/ directory</text:p>
      <text:p text:style-name="P1">___ 20 - Take screenshots using: <text:s/>( raspi2png <text:s/>needs to be installed)</text:p>
      <text:p text:style-name="P1"><text:tab/>./raspi2png -p myscreenshot.png </text:p>
      <text:p text:style-name="P1"><text:tab/>./raspi2png -p mydelayedshot.png -d 5 (delay of 5 seconds)</text:p>
      <text:p text:style-name="P1"><text:tab/>(If the above does not work. <text:s/>We will take photos)</text:p>
      <text:p text:style-name="P1"/>
      <text:p text:style-name="P1">______ <text:s/>/ 240 total points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7:09:53.684279227</meta:creation-date>
    <meta:print-date>2017-11-21T12:45:02.343423356</meta:print-date>
    <dc:date>2017-11-21T08:24:05.201070054</dc:date>
    <meta:editing-duration>PT1H14M1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208" meta:character-count="1187" meta:non-whitespace-character-count="980"/>
  </office:meta>
</office:document-meta>
</file>